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AvenirNext LT Pro Regular" fo:font-size="18pt" style:text-underline-style="none" officeooo:rsid="00019eac" officeooo:paragraph-rsid="00019eac" style:font-size-asian="18pt" style:font-size-complex="18pt"/>
    </style:style>
    <style:style style:name="P2" style:family="paragraph" style:parent-style-name="Standard" style:list-style-name="L1">
      <style:text-properties style:font-name="AvenirNext LT Pro Regular" fo:font-size="18pt" style:text-underline-style="none" officeooo:rsid="00019eac" officeooo:paragraph-rsid="000273a4" style:font-size-asian="18pt" style:font-size-complex="18pt"/>
    </style:style>
    <style:style style:name="P3" style:family="paragraph" style:parent-style-name="Standard" style:list-style-name="L1">
      <style:text-properties style:font-name="AvenirNext LT Pro Regular" fo:font-size="18pt" style:text-underline-style="none" officeooo:rsid="00019eac" officeooo:paragraph-rsid="0004e556" style:font-size-asian="18pt" style:font-size-complex="18pt"/>
    </style:style>
    <style:style style:name="P4" style:family="paragraph" style:parent-style-name="Standard" style:list-style-name="L1">
      <style:text-properties style:font-name="AvenirNext LT Pro Regular" officeooo:rsid="00019eac" officeooo:paragraph-rsid="00019eac"/>
    </style:style>
    <style:style style:name="P5" style:family="paragraph" style:parent-style-name="Standard" style:list-style-name="L1">
      <style:text-properties fo:color="#3399ff" style:font-name="AvenirNext LT Pro Regular" fo:font-size="18pt" fo:text-shadow="1pt 1pt" style:text-underline-style="none" officeooo:rsid="00019eac" officeooo:paragraph-rsid="00019eac" style:font-size-asian="18pt" style:font-size-complex="18pt"/>
    </style:style>
    <style:style style:name="P6" style:family="paragraph" style:parent-style-name="Standard" style:list-style-name="L1">
      <style:text-properties fo:color="#ff0000" style:font-name="AvenirNext LT Pro Regular" fo:font-size="18pt" fo:font-style="italic" style:text-underline-style="none" officeooo:rsid="00019eac" officeooo:paragraph-rsid="00019eac" style:font-size-asian="18pt" style:font-style-asian="italic" style:font-size-complex="18pt" style:font-style-complex="italic"/>
    </style:style>
    <style:style style:name="T1" style:family="text">
      <style:text-properties fo:color="#666666"/>
    </style:style>
    <style:style style:name="T2" style:family="text">
      <style:text-properties fo:color="#666666" officeooo:rsid="000273a4"/>
    </style:style>
    <style:style style:name="T3" style:family="text">
      <style:text-properties fo:color="#666666" fo:font-weight="bold" style:font-weight-asian="bold" style:font-weight-complex="bold"/>
    </style:style>
    <style:style style:name="T4" style:family="text">
      <style:text-properties fo:color="#666666" fo:font-weight="bold" officeooo:rsid="000273a4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3399ff" fo:text-shadow="1pt 1pt"/>
    </style:style>
    <style:style style:name="T7" style:family="text">
      <style:text-properties fo:color="#3399ff" fo:text-shadow="1pt 1pt" officeooo:rsid="000273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81345219396539517" text:style-name="L1">
        <text:list-item>
          <text:p text:style-name="P3"><text:span text:style-name="T2">Lundi</text:span><text:span text:style-name="T1"> :</text:span> <text:span text:style-name="T6">The Front </text:span></text:p>
        </text:list-item>
        <text:list-item>
          <text:p text:style-name="P3"><text:span text:style-name="T2">Mardi</text:span><text:span text:style-name="T1"> :</text:span> <text:span text:style-name="T6">The Legs</text:span></text:p>
          <text:p text:style-name="P5"/>
        </text:list-item>
        <text:list-item>
          <text:p text:style-name="P1"><text:span text:style-name="T2">Mercredi</text:span><text:span text:style-name="T1"> :</text:span> <text:s/><text:span text:style-name="T5">Rest</text:span></text:p>
          <text:p text:style-name="P6"/>
        </text:list-item>
        <text:list-item>
          <text:p text:style-name="P3"><text:span text:style-name="T2">Jeudi</text:span><text:span text:style-name="T1"> : </text:span><text:span text:style-name="T6">The Arms</text:span></text:p>
        </text:list-item>
        <text:list-item>
          <text:p text:style-name="P3"><text:span text:style-name="T2">Vendredi</text:span><text:span text:style-name="T1"> :</text:span> <text:span text:style-name="T6">The Back </text:span></text:p>
        </text:list-item>
        <text:list-item>
          <text:p text:style-name="P3"><text:span text:style-name="T2">Samedi</text:span><text:span text:style-name="T1"> : </text:span><text:span text:style-name="T7">The Flag</text:span> </text:p>
          <text:p text:style-name="P5"/>
        </text:list-item>
        <text:list-item>
          <text:p text:style-name="P2"><text:span text:style-name="T4">Dimanche</text:span><text:span text:style-name="T3"> :</text:span><text:span text:style-name="T1"> </text:span><text:s/><text:span text:style-name="T5">Rest</text:span>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2:23:52.304000000</meta:creation-date>
    <meta:generator>LibreOffice/4.4.7.2$Windows_x86 LibreOffice_project/f3153a8b245191196a4b6b9abd1d0da16eead600</meta:generator>
    <dc:date>2016-09-12T14:54:43.273000000</dc:date>
    <meta:editing-duration>PT2M3S</meta:editing-duration>
    <meta:editing-cycles>2</meta:editing-cycles>
    <meta:document-statistic meta:table-count="0" meta:image-count="0" meta:object-count="0" meta:page-count="1" meta:paragraph-count="11" meta:word-count="37" meta:character-count="131" meta:non-whitespace-character-count="107"/>
  </office:meta>
</office:document-meta>
</file>